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806cm"/>
    </style:style>
    <style:style style:name="Table1.B" style:family="table-column">
      <style:table-column-properties style:column-width="6.593cm"/>
    </style:style>
    <style:style style:name="Table1.C" style:family="table-column">
      <style:table-column-properties style:column-width="3.923cm"/>
    </style:style>
    <style:style style:name="Table1.D" style:family="table-column">
      <style:table-column-properties style:column-width="3.678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2.18cm"/>
    </style:style>
    <style:style style:name="Table2.B" style:family="table-column">
      <style:table-column-properties style:column-width="14.82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3" style:family="table">
      <style:table-properties style:width="17cm" table:align="left"/>
    </style:style>
    <style:style style:name="Table3.A" style:family="table-column">
      <style:table-column-properties style:column-width="5.533cm"/>
    </style:style>
    <style:style style:name="Table3.B" style:family="table-column">
      <style:table-column-properties style:column-width="11.467cm"/>
    </style:style>
    <style:style style:name="Table3.A1" style:family="table-cell">
      <style:table-cell-properties style:vertical-align="middle" fo:padding="0.049cm" fo:border="0.05pt solid #000000"/>
    </style:style>
    <style:style style:name="Table3.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5" style:family="paragraph" style:parent-style-name="Table_20_Contents">
      <style:paragraph-properties fo:margin-left="0cm" fo:margin-right="0cm" fo:margin-top="0cm" fo:margin-bottom="0cm" style:contextual-spacing="false" fo:line-height="180%" fo:text-indent="0cm" style:auto-text-indent="false"/>
    </style:style>
    <style:style style:name="P6"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7" style:family="paragraph" style:parent-style-name="Table_20_Contents">
      <style:paragraph-properties fo:margin-left="0cm" fo:margin-right="0cm" fo:margin-top="0cm" fo:margin-bottom="0cm" style:contextual-spacing="false" fo:line-height="180%"/>
      <style:text-properties fo:font-size="10.5pt"/>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style:text-underline-style="none"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text-underline-style="none"/>
    </style:style>
    <style:style style:name="P10" style:family="paragraph" style:parent-style-name="Table_20_Contents">
      <style:paragraph-properties fo:margin-left="0cm" fo:margin-right="0cm" fo:margin-top="0cm" fo:margin-bottom="0cm" style:contextual-spacing="false" fo:line-height="180%" fo:text-indent="0cm" style:auto-text-indent="false"/>
      <style:text-properties fo:font-size="10.5pt" style:text-underline-style="none"/>
    </style:style>
    <style:style style:name="P11" style:family="paragraph" style:parent-style-name="Table_20_Contents">
      <style:paragraph-properties fo:margin-left="0cm" fo:margin-right="0cm" fo:margin-top="0cm" fo:margin-bottom="0cm" style:contextual-spacing="false" fo:line-height="180%"/>
      <style:text-properties fo:font-size="10.5pt" style:text-underline-style="none"/>
    </style:style>
    <style:style style:name="P12" style:family="paragraph" style:parent-style-name="Standard">
      <style:text-properties style:text-underline-style="none"/>
    </style:style>
    <style:style style:name="P13" style:family="paragraph" style:parent-style-name="Heading_20_3">
      <style:text-properties style:text-underline-style="none"/>
    </style:style>
    <style:style style:name="P14" style:family="paragraph" style:parent-style-name="Text_20_body" style:list-style-name="L2">
      <style:paragraph-properties fo:margin-left="0cm" fo:margin-right="0cm" fo:text-indent="0cm" style:auto-text-indent="false"/>
    </style:style>
    <style:style style:name="P15" style:family="paragraph" style:parent-style-name="Text_20_body" style:list-style-name="L2">
      <style:paragraph-properties fo:margin-left="0cm" fo:margin-right="0cm" fo:text-indent="0cm" style:auto-text-indent="false"/>
      <style:text-properties style:text-underline-style="none"/>
    </style:style>
    <style:style style:name="P16" style:family="paragraph" style:parent-style-name="Heading_20_3">
      <style:paragraph-properties fo:margin-left="0cm" fo:margin-right="0cm" fo:text-indent="0cm" style:auto-text-indent="false"/>
      <style:text-properties style:text-underline-style="none"/>
    </style:style>
    <style:style style:name="P17" style:family="paragraph" style:parent-style-name="Text_20_body" style:list-style-name="L3">
      <style:paragraph-properties fo:margin-left="0cm" fo:margin-right="0cm" fo:text-indent="0cm" style:auto-text-indent="false"/>
    </style:style>
    <style:style style:name="P18" style:family="paragraph" style:parent-style-name="Text_20_body" style:list-style-name="L3">
      <style:paragraph-properties fo:margin-left="0cm" fo:margin-right="0cm" fo:text-indent="0cm" style:auto-text-indent="false"/>
      <style:text-properties style:text-underline-style="none"/>
    </style:style>
    <style:style style:name="P19" style:family="paragraph" style:parent-style-name="Text_20_body">
      <style:text-properties style:text-underline-style="solid" style:text-underline-type="double" style:text-underline-width="auto" style:text-underline-color="font-color"/>
    </style:style>
    <style:style style:name="P20" style:family="paragraph" style:parent-style-name="Heading_20_3">
      <style:paragraph-properties fo:margin-left="0cm" fo:margin-right="0cm" fo:text-indent="0cm" style:auto-text-indent="false"/>
      <style:text-properties style:text-underline-style="solid" style:text-underline-type="double" style:text-underline-width="auto" style:text-underline-color="font-color"/>
    </style:style>
    <style:style style:name="P21" style:family="paragraph" style:parent-style-name="Text_20_body" style:list-style-name="L4">
      <style:paragraph-properties fo:margin-left="0cm" fo:margin-right="0cm" fo:text-indent="0cm" style:auto-text-indent="false"/>
      <style:text-properties style:text-underline-style="solid" style:text-underline-type="double" style:text-underline-width="auto" style:text-underline-color="font-color"/>
    </style:style>
    <style:style style:name="P22" style:family="paragraph" style:parent-style-name="Text_20_body" style:list-style-name="L4">
      <style:paragraph-properties fo:margin-left="0cm" fo:margin-right="0cm" fo:text-indent="0cm" style:auto-text-indent="false"/>
      <style:text-properties style:text-underline-style="none"/>
    </style:style>
    <style:style style:name="P23" style:family="paragraph" style:parent-style-name="Text_20_body">
      <style:paragraph-properties fo:margin-left="0cm" fo:margin-right="0cm" fo:text-indent="0cm" style:auto-text-indent="false"/>
      <style:text-properties style:text-underline-style="none"/>
    </style:style>
    <style:style style:name="P24" style:family="paragraph" style:parent-style-name="Text_20_body">
      <style:paragraph-properties fo:margin-left="0cm" fo:margin-right="0cm" fo:text-indent="0cm" style:auto-text-indent="false"/>
      <style:text-properties style:text-underline-style="solid" style:text-underline-type="double" style:text-underline-width="auto" style:text-underline-color="font-color"/>
    </style:style>
    <style:style style:name="P25" style:family="paragraph" style:parent-style-name="Text_20_body" style:list-style-name="L5">
      <style:paragraph-properties fo:margin-left="0cm" fo:margin-right="0cm" fo:text-indent="0cm" style:auto-text-indent="false"/>
      <style:text-properties style:text-underline-style="solid" style:text-underline-type="double" style:text-underline-width="auto" style:text-underline-color="font-color"/>
    </style:style>
    <style:style style:name="P26" style:family="paragraph" style:parent-style-name="Text_20_body" style:list-style-name="L5">
      <style:paragraph-properties fo:margin-left="0cm" fo:margin-right="0cm" fo:text-indent="0cm" style:auto-text-indent="false"/>
      <style:text-properties style:text-underline-style="none"/>
    </style:style>
    <style:style style:name="P27" style:family="paragraph" style:parent-style-name="Text_20_body" style:list-style-name="L6">
      <style:paragraph-properties fo:margin-left="0cm" fo:margin-right="0cm" fo:text-indent="0cm" style:auto-text-indent="false"/>
      <style:text-properties style:text-underline-style="none"/>
    </style:style>
    <style:style style:name="P28" style:family="paragraph" style:parent-style-name="Preformatted_20_Text">
      <style:paragraph-properties fo:margin-left="0cm" fo:margin-right="0cm" fo:margin-top="0cm" fo:margin-bottom="0.499cm" style:contextual-spacing="false" fo:text-indent="0cm" style:auto-text-indent="false"/>
      <style:text-properties style:text-underline-style="solid" style:text-underline-type="double" style:text-underline-width="auto" style:text-underline-color="font-color"/>
    </style:style>
    <style:style style:name="P29" style:family="paragraph" style:parent-style-name="Text_20_body" style:list-style-name="L7">
      <style:paragraph-properties fo:margin-left="0cm" fo:margin-right="0cm" fo:text-indent="0cm" style:auto-text-indent="false"/>
      <style:text-properties style:text-underline-style="none"/>
    </style:style>
    <style:style style:name="P30" style:family="paragraph" style:parent-style-name="Text_20_body" style:list-style-name="L7">
      <style:paragraph-properties fo:margin-left="0cm" fo:margin-right="0cm" fo:text-indent="0cm" style:auto-text-indent="false"/>
      <style:text-properties style:text-underline-style="solid" style:text-underline-type="double" style:text-underline-width="auto" style:text-underline-color="font-color"/>
    </style:style>
    <style:style style:name="P31" style:family="paragraph" style:parent-style-name="Standard">
      <style:text-properties style:text-underline-style="solid" style:text-underline-type="double" style:text-underline-width="auto" style:text-underline-color="font-color"/>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officeooo:rsid="000bf3f4"/>
    </style:style>
    <style:style style:name="T4" style:family="text">
      <style:text-properties officeooo:rsid="000debcc"/>
    </style:style>
    <style:style style:name="T5" style:family="text">
      <style:text-properties officeooo:rsid="000fe774"/>
    </style:style>
    <style:style style:name="T6" style:family="text">
      <style:text-properties officeooo:rsid="000e3a14"/>
    </style:style>
    <style:style style:name="T7" style:family="text">
      <style:text-properties fo:font-size="10.5pt" fo:font-weight="bold" loext:padding="0.049cm" loext:border="0.06pt solid #000000"/>
    </style:style>
    <style:style style:name="T8" style:family="text">
      <style:text-properties fo:color="#2e83fb" loext:opacity="100%" style:text-line-through-style="none" style:text-line-through-type="none" style:text-blinking="false" loext:padding="0.049cm" loext:border="0.06pt solid #000000"/>
    </style:style>
    <style:style style:name="T9" style:family="text">
      <style:text-properties fo:font-size="10.5pt" style:text-underline-style="none" fo:font-weight="bold" loext:padding="0.049cm" loext:border="0.06pt solid #000000"/>
    </style:style>
    <style:style style:name="T10" style:family="text">
      <style:text-properties style:text-underline-style="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Key Insights</text:h>
      <text:list text:style-name="L1">
        <text:list-item>
          <text:p text:style-name="P2"><text:span text:style-name="Strong_20_Emphasis"><text:span text:style-name="T1">Problem Context</text:span></text:span><text:span text:style-name="T2">:<text:line-break/>Applications running inside Azure resources (e.g., Virtual Machines, Web Apps, Serverless Functions) often need to access other Azure resources securely. Access control is enforced via </text:span><text:span text:style-name="Strong_20_Emphasis"><text:span text:style-name="T1">Role-Based Access Control (RBAC)</text:span></text:span><text:span text:style-name="T2">, requiring the application to authenticate with an identity.</text:span></text:p>
        </text:list-item>
        <text:list-item>
          <text:p text:style-name="P2"><text:span text:style-name="Strong_20_Emphasis"><text:span text:style-name="T1">Traditional Approach</text:span></text:span><text:span text:style-name="T2">:</text:span></text:p>
          <text:list>
            <text:list-item>
              <text:p text:style-name="P2"><text:span text:style-name="T2">Use of </text:span><text:span text:style-name="Strong_20_Emphasis"><text:span text:style-name="T1">Azure AD App Registrations</text:span></text:span><text:span text:style-name="T2"> creating a </text:span><text:span text:style-name="Strong_20_Emphasis"><text:span text:style-name="T1">Service Principal</text:span></text:span><text:span text:style-name="T2"> for the application.</text:span></text:p>
            </text:list-item>
            <text:list-item>
              <text:p text:style-name="P3"><text:span text:style-name="T3">Service principle is a</text:span>n Entra ID (Azure AD) <text:s/>identity <text:span text:style-name="T3">that can be given permissions to other things. </text:span><text:span text:style-name="T4">It is tied to an app registration. </text:span><text:span text:style-name="T5">It can work with multi-tenant.</text:span></text:p>
            </text:list-item>
            <text:list-item>
              <text:p text:style-name="P3">Authentication typically requires secrets or certificates, which must be securely stored, rotated, and managed.</text:p>
            </text:list-item>
            <text:list-item>
              <text:p text:style-name="P3">Azure Key Vault helps store secrets but still requires initial authentication to Key Vault, creating a chicken-and-egg problem.</text:p>
            </text:list-item>
          </text:list>
        </text:list-item>
        <text:list-item>
          <text:p text:style-name="P2"><text:span text:style-name="Strong_20_Emphasis"><text:span text:style-name="T1">Managed Identities Solution</text:span></text:span><text:span text:style-name="T2">:</text:span></text:p>
        </text:list-item>
        <text:list-item>
          <text:p text:style-name="P3"><text:span text:style-name="Emphasis">Azure Managed Identities</text:span> are automatically managed identities in Microsoft Entra ID (formerly Azure AD) that Azure assigns to resources like VMs, App Services, or Functions. They allow those resources to securely authenticate to other Azure services <text:span text:style-name="Strong_20_Emphasis">without needing secrets, passwords, or certificates. </text:span><text:span text:style-name="Strong_20_Emphasis"><text:span text:style-name="T4">M</text:span></text:span><text:span text:style-name="Strong_20_Emphasis"><text:span text:style-name="T6">anaged identities </text:span></text:span><text:span text:style-name="Strong_20_Emphasis"><text:span text:style-name="T4">are not tied to an app registration. </text:span></text:span><text:span text:style-name="Strong_20_Emphasis"><text:span text:style-name="T5">It can’t be used multi-tenant, and exists only in the realm of the tenant in which it is created,</text:span></text:span></text:p>
          <text:list>
            <text:list-item>
              <text:p text:style-name="P2"><text:span text:style-name="T2">Azure provides </text:span><text:span text:style-name="Strong_20_Emphasis"><text:span text:style-name="T1">Managed Identities</text:span></text:span><text:span text:style-name="T2"> as a way to automatically manage identities for Azure resources without needing manual secret management.</text:span></text:p>
            </text:list-item>
            <text:list-item>
              <text:p text:style-name="P3">When enabled, Azure creates a service principal for the resource behind the scenes.</text:p>
            </text:list-item>
            <text:list-item>
              <text:p text:style-name="P3">No secrets or certificates are stored or managed by the user; Azure handles all lifecycle and rotation.</text:p>
            </text:list-item>
          </text:list>
        </text:list-item>
        <text:list-item>
          <text:p text:style-name="P2"><text:span text:style-name="Strong_20_Emphasis"><text:span text:style-name="T1">Types of Managed Identities</text:span></text:span><text:span text:style-name="T2">:</text:span></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Type</text:p>
            </table:table-cell>
            <table:table-cell table:style-name="Table1.A1" office:value-type="string">
              <text:p text:style-name="P4">Description</text:p>
            </table:table-cell>
            <table:table-cell table:style-name="Table1.A1" office:value-type="string">
              <text:p text:style-name="P4">Lifecycle</text:p>
            </table:table-cell>
            <table:table-cell table:style-name="Table1.A1" office:value-type="string">
              <text:p text:style-name="P4">Usage Scope</text:p>
            </table:table-cell>
          </table:table-row>
        </table:table-header-rows>
        <table:table-row>
          <table:table-cell table:style-name="Table1.A2" office:value-type="string">
            <text:p text:style-name="P5"><text:span text:style-name="Strong_20_Emphasis"><text:span text:style-name="T7">System-assigned</text:span></text:span></text:p>
          </table:table-cell>
          <table:table-cell table:style-name="Table1.A2" office:value-type="string">
            <text:p text:style-name="P6">Identity tied directly to a single Azure resource. Created and deleted with that resource.</text:p>
          </table:table-cell>
          <table:table-cell table:style-name="Table1.A2" office:value-type="string">
            <text:p text:style-name="P6">Linked to resource’s lifecycle (one-to-one)</text:p>
          </table:table-cell>
          <table:table-cell table:style-name="Table1.A2" office:value-type="string">
            <text:p text:style-name="P6">Used only by the resource it is enabled on.</text:p>
          </table:table-cell>
        </table:table-row>
        <text:soft-page-break/>
        <table:table-row>
          <table:table-cell table:style-name="Table1.A2" office:value-type="string">
            <text:p text:style-name="P5"><text:span text:style-name="Strong_20_Emphasis"><text:span text:style-name="T7">User-assigned</text:span></text:span></text:p>
          </table:table-cell>
          <table:table-cell table:style-name="Table1.A2" office:value-type="string">
            <text:p text:style-name="P6">A standalone managed identity resource that can be assigned to multiple Azure resources.</text:p>
          </table:table-cell>
          <table:table-cell table:style-name="Table1.A2" office:value-type="string">
            <text:p text:style-name="P6">Independent lifecycle (one-to-many)</text:p>
          </table:table-cell>
          <table:table-cell table:style-name="Table1.A2" office:value-type="string">
            <text:p text:style-name="P7">Can be shared across multiple resources.</text:p>
          </table:table-cell>
        </table:table-row>
      </table:table>
      <text:list text:continue-numbering="true" text:style-name="L1">
        <text:list-item>
          <text:p text:style-name="P2"><text:span text:style-name="Strong_20_Emphasis"><text:span text:style-name="T1">Benefits of User-assigned Managed Identities</text:span></text:span><text:span text:style-name="T2">:</text:span></text:p>
          <text:list>
            <text:list-item>
              <text:p text:style-name="P3">Efficient permission management for multiple resources needing the same access.</text:p>
            </text:list-item>
            <text:list-item>
              <text:p text:style-name="P3">Permissions assigned once to the identity apply to all assigned resources.</text:p>
            </text:list-item>
          </text:list>
        </text:list-item>
        <text:list-item>
          <text:p text:style-name="P2"><text:span text:style-name="Strong_20_Emphasis"><text:span text:style-name="T1">How Managed Identities Work Under the Hood</text:span></text:span><text:span text:style-name="T2">:</text:span></text:p>
          <text:list>
            <text:list-item>
              <text:p text:style-name="P2"><text:span text:style-name="T2">Azure creates a </text:span><text:span text:style-name="Strong_20_Emphasis"><text:span text:style-name="T1">Service Principal</text:span></text:span><text:span text:style-name="T2"> in Azure AD for the managed identity.</text:span></text:p>
            </text:list-item>
            <text:list-item>
              <text:p text:style-name="P3">There is no traditional Azure AD App Registration (no multi-tenant app registration).</text:p>
            </text:list-item>
            <text:list-item>
              <text:p text:style-name="P2"><text:span text:style-name="T2">An </text:span><text:span text:style-name="Strong_20_Emphasis"><text:span text:style-name="T1">instance metadata service</text:span></text:span><text:span text:style-name="T2"> (e.g., on VM: at IP 169.254.169.254) facilitates token requests.</text:span></text:p>
            </text:list-item>
            <text:list-item>
              <text:p text:style-name="P2"><text:span text:style-name="T2">The </text:span><text:span text:style-name="Strong_20_Emphasis"><text:span text:style-name="T1">Managed Identity Resource Provider</text:span></text:span><text:span text:style-name="T2"> issues certificates and handles periodic rolling of these certs.</text:span></text:p>
            </text:list-item>
            <text:list-item>
              <text:p text:style-name="P3">The instance metadata service uses these certificates to authenticate as the managed identity and obtain access tokens from Azure AD.</text:p>
            </text:list-item>
            <text:list-item>
              <text:p text:style-name="P2"><text:span text:style-name="T2">Tokens are </text:span><text:span text:style-name="Strong_20_Emphasis"><text:span text:style-name="T1">access tokens only (no refresh tokens)</text:span></text:span><text:span text:style-name="T2">, with a default lifespan of 24 hours, proactively refreshed at halfway (12 hours) to ensure high resiliency.</text:span></text:p>
            </text:list-item>
          </text:list>
        </text:list-item>
        <text:list-item>
          <text:p text:style-name="P2"><text:span text:style-name="Strong_20_Emphasis"><text:span text:style-name="T1">Access and Permissions</text:span></text:span><text:span text:style-name="T2">:</text:span></text:p>
          <text:list>
            <text:list-item>
              <text:p text:style-name="P3">Managed identities are assigned RBAC roles on target resources (e.g., Storage Blob Data Reader, Key Vault Secrets User).</text:p>
            </text:list-item>
            <text:list-item>
              <text:p text:style-name="P3">Applications authenticate via the managed identity and acquire tokens to access resources without needing secrets.</text:p>
            </text:list-item>
            <text:list-item>
              <text:p text:style-name="P3">Permissions can be scoped at fine granularity, such as per secret in Azure Key Vault, leveraging new RBAC models.</text:p>
            </text:list-item>
          </text:list>
        </text:list-item>
        <text:list-item>
          <text:p text:style-name="P2"><text:span text:style-name="Strong_20_Emphasis"><text:span text:style-name="T1">Practical Demonstration Highlights</text:span></text:span><text:span text:style-name="T2">:</text:span></text:p>
          <text:list>
            <text:list-item>
              <text:p text:style-name="P2"><text:span text:style-name="T2">A VM with a </text:span><text:span text:style-name="Strong_20_Emphasis"><text:span text:style-name="T1">system-assigned managed identity</text:span></text:span><text:span text:style-name="T2"> obtains a token from the instance metadata service.</text:span></text:p>
            </text:list-item>
            <text:list-item>
              <text:p text:style-name="P3">The VM uses the token to access a storage account and read blobs, proving successful authentication without stored secrets.</text:p>
            </text:list-item>
            <text:list-item>
              <text:p text:style-name="P3">Access to Key Vault secrets is shown with permissions assigned to both system-assigned and user-assigned managed identities.</text:p>
            </text:list-item>
            <text:list-item>
              <text:p text:style-name="P3"><text:soft-page-break/>Switching authentication context to a user-assigned managed identity allows access to secrets restricted to that identity.</text:p>
            </text:list-item>
          </text:list>
        </text:list-item>
        <text:list-item>
          <text:p text:style-name="P2"><text:span text:style-name="Strong_20_Emphasis"><text:span text:style-name="T1">Supported Azure Services</text:span></text:span><text:span text:style-name="T2">:</text:span></text:p>
          <text:list>
            <text:list-item>
              <text:p text:style-name="P3">Managed identities are supported by a wide range of Azure resources including VMs, Functions, Web Apps, Azure Arc-enabled servers, and more.</text:p>
            </text:list-item>
            <text:list-item>
              <text:p text:style-name="P3">Azure Arc supports system-assigned managed identities for hybrid/on-premises resources with a similar experience.</text:p>
            </text:list-item>
          </text:list>
        </text:list-item>
        <text:list-item>
          <text:p text:style-name="P2"><text:span text:style-name="Strong_20_Emphasis"><text:span text:style-name="T1">Security and Resiliency</text:span></text:span><text:span text:style-name="T2">:</text:span></text:p>
          <text:list>
            <text:list-item>
              <text:p text:style-name="P3">Managed identities improve security by removing the need for manual secret or certificate management.</text:p>
            </text:list-item>
            <text:list-item>
              <text:p text:style-name="P2"><text:span text:style-name="T2">The use of regional </text:span><text:span text:style-name="Strong_20_Emphasis"><text:span text:style-name="T1">Evolved Security Token Services (ESTS)</text:span></text:span><text:span text:style-name="T2"> and long-lived tokens with proactive refresh enhances availability and reduces impact from Azure AD outages.</text:span></text:p>
            </text:list-item>
            <text:list-item>
              <text:p text:style-name="P3">Even global administrators cannot manage these service principals directly as they are controlled by the managed identity resource provider.</text:p>
            </text:list-item>
          </text:list>
        </text:list-item>
        <text:list-item>
          <text:p text:style-name="P2"><text:span text:style-name="Strong_20_Emphasis"><text:span text:style-name="T1">Best Practices</text:span></text:span><text:span text:style-name="T2">:</text:span></text:p>
          <text:list>
            <text:list-item>
              <text:p text:style-name="P2"><text:span text:style-name="T2">Use </text:span><text:span text:style-name="Strong_20_Emphasis"><text:span text:style-name="T1">system-assigned managed identities</text:span></text:span><text:span text:style-name="T2"> for single-resource identity needs.</text:span></text:p>
            </text:list-item>
            <text:list-item>
              <text:p text:style-name="P2"><text:span text:style-name="T2">Use </text:span><text:span text:style-name="Strong_20_Emphasis"><text:span text:style-name="T1">user-assigned managed identities</text:span></text:span><text:span text:style-name="T2"> to share identity and permissions across multiple resources efficiently.</text:span></text:p>
            </text:list-item>
            <text:list-item>
              <text:p text:style-name="P3">For resources that do not support Azure AD authentication, use Key Vault to securely store secrets and grant access through managed identities.</text:p>
            </text:list-item>
          </text:list>
        </text:list-item>
      </text:list>
      <text:p text:style-name="Horizontal_20_Line"/>
      <text:h text:style-name="P8" text:outline-level="3">Timeline of Key Events in the Video</text:h>
      <table:table table:name="Table2" table:style-name="Table2">
        <table:table-column table:style-name="Table2.A"/>
        <table:table-column table:style-name="Table2.B"/>
        <table:table-header-rows>
          <table:table-row>
            <table:table-cell table:style-name="Table2.A1" office:value-type="string">
              <text:p text:style-name="P9">Timestamp</text:p>
            </table:table-cell>
            <table:table-cell table:style-name="Table2.A1" office:value-type="string">
              <text:p text:style-name="P9">Event/Topic Covered</text:p>
            </table:table-cell>
          </table:table-row>
        </table:table-header-rows>
        <table:table-row>
          <table:table-cell table:style-name="Table2.A2" office:value-type="string">
            <text:p text:style-name="P10"><text:span text:style-name="T8">00:00</text:span> - <text:span text:style-name="T8">02:05</text:span></text:p>
          </table:table-cell>
          <table:table-cell table:style-name="Table2.A2" office:value-type="string">
            <text:p text:style-name="P10">Introduction to managed identities and why they are needed in Azure for secure resource access.</text:p>
          </table:table-cell>
        </table:table-row>
        <table:table-row>
          <table:table-cell table:style-name="Table2.A2" office:value-type="string">
            <text:p text:style-name="P10"><text:span text:style-name="T8">02:05</text:span> - <text:span text:style-name="T8">04:49</text:span></text:p>
          </table:table-cell>
          <table:table-cell table:style-name="Table2.A2" office:value-type="string">
            <text:p text:style-name="P10">Explanation of Azure AD app registrations, service principals, and traditional authentication methods.</text:p>
          </table:table-cell>
        </table:table-row>
        <table:table-row>
          <table:table-cell table:style-name="Table2.A2" office:value-type="string">
            <text:p text:style-name="P10"><text:span text:style-name="T8">05:00</text:span> - <text:span text:style-name="T8">08:39</text:span></text:p>
          </table:table-cell>
          <table:table-cell table:style-name="Table2.A2" office:value-type="string">
            <text:p text:style-name="P10">Enterprise applications and service principals explained; multi-tenant app registrations overview.</text:p>
          </table:table-cell>
        </table:table-row>
        <table:table-row>
          <table:table-cell table:style-name="Table2.A2" office:value-type="string">
            <text:p text:style-name="P10"><text:span text:style-name="T8">08:40</text:span> - <text:span text:style-name="T8">11:2</text:span><text:soft-page-break/><text:span text:style-name="T8">0</text:span></text:p>
          </table:table-cell>
          <table:table-cell table:style-name="Table2.A2" office:value-type="string">
            <text:p text:style-name="P10">Challenges of secret management and introduction to managed identities concept.<text:soft-page-break/></text:p>
          </table:table-cell>
        </table:table-row>
        <table:table-row>
          <table:table-cell table:style-name="Table2.A2" office:value-type="string">
            <text:p text:style-name="P10"><text:span text:style-name="T8">11:20</text:span> - <text:span text:style-name="T8">15:55</text:span></text:p>
          </table:table-cell>
          <table:table-cell table:style-name="Table2.A2" office:value-type="string">
            <text:p text:style-name="P10">Detailed explanation of system-assigned vs user-assigned managed identities and their lifecycle.</text:p>
          </table:table-cell>
        </table:table-row>
        <table:table-row>
          <table:table-cell table:style-name="Table2.A2" office:value-type="string">
            <text:p text:style-name="P10"><text:span text:style-name="T8">16:00</text:span> - <text:span text:style-name="T8">22:17</text:span></text:p>
          </table:table-cell>
          <table:table-cell table:style-name="Table2.A2" office:value-type="string">
            <text:p text:style-name="P10">Demonstration of managing identities in Azure portal and assigning RBAC roles to managed identities.</text:p>
          </table:table-cell>
        </table:table-row>
        <table:table-row>
          <table:table-cell table:style-name="Table2.A2" office:value-type="string">
            <text:p text:style-name="P10"><text:span text:style-name="T8">23:00</text:span> - <text:span text:style-name="T8">27:19</text:span></text:p>
          </table:table-cell>
          <table:table-cell table:style-name="Table2.A2" office:value-type="string">
            <text:p text:style-name="P10">Behind the scenes: managed identity resource provider, certificate issuance and rotation.</text:p>
          </table:table-cell>
        </table:table-row>
        <table:table-row>
          <table:table-cell table:style-name="Table2.A2" office:value-type="string">
            <text:p text:style-name="P10"><text:span text:style-name="T8">27:20</text:span> - <text:span text:style-name="T8">33:33</text:span></text:p>
          </table:table-cell>
          <table:table-cell table:style-name="Table2.A2" office:value-type="string">
            <text:p text:style-name="P10">Demo: VM authenticates using managed identity, accesses storage resource using RBAC permissions.</text:p>
          </table:table-cell>
        </table:table-row>
        <table:table-row>
          <table:table-cell table:style-name="Table2.A2" office:value-type="string">
            <text:p text:style-name="P10"><text:span text:style-name="T8">33:34</text:span> - <text:span text:style-name="T8">42:45</text:span></text:p>
          </table:table-cell>
          <table:table-cell table:style-name="Table2.A2" office:value-type="string">
            <text:p text:style-name="P10">Demo: Accessing Azure Key Vault secrets using both system-assigned and user-assigned managed identities.</text:p>
          </table:table-cell>
        </table:table-row>
        <table:table-row>
          <table:table-cell table:style-name="Table2.A2" office:value-type="string">
            <text:p text:style-name="P10"><text:span text:style-name="T8">43:00</text:span> - <text:span text:style-name="T8">47:57</text:span></text:p>
          </table:table-cell>
          <table:table-cell table:style-name="Table2.A2" office:value-type="string">
            <text:p text:style-name="P10">Token lifecycle, resiliency, regional ESTS, and best practices for managed identities usage.</text:p>
          </table:table-cell>
        </table:table-row>
        <table:table-row>
          <table:table-cell table:style-name="Table2.A2" office:value-type="string">
            <text:p text:style-name="P10"><text:span text:style-name="T8">48:00</text:span> - End</text:p>
          </table:table-cell>
          <table:table-cell table:style-name="Table2.A2" office:value-type="string">
            <text:p text:style-name="P11">Summary, supported services, Azure Arc support, and final thoughts on security and simplicity.</text:p>
          </table:table-cell>
        </table:table-row>
      </table:table>
      <text:h text:style-name="P8" text:outline-level="3">Definitions and Comparisons</text:h>
      <table:table table:name="Table3" table:style-name="Table3">
        <table:table-column table:style-name="Table3.A"/>
        <table:table-column table:style-name="Table3.B"/>
        <table:table-header-rows>
          <table:table-row>
            <table:table-cell table:style-name="Table3.A1" office:value-type="string">
              <text:p text:style-name="P9">Term</text:p>
            </table:table-cell>
            <table:table-cell table:style-name="Table3.A1" office:value-type="string">
              <text:p text:style-name="P9">Description</text:p>
            </table:table-cell>
          </table:table-row>
        </table:table-header-rows>
        <table:table-row>
          <table:table-cell table:style-name="Table3.A2" office:value-type="string">
            <text:p text:style-name="P5"><text:span text:style-name="Strong_20_Emphasis"><text:span text:style-name="T9">Service Principal</text:span></text:span></text:p>
          </table:table-cell>
          <table:table-cell table:style-name="Table3.A2" office:value-type="string">
            <text:p text:style-name="P10">An identity created in Azure AD representing an application or resource for authentication.</text:p>
          </table:table-cell>
        </table:table-row>
        <table:table-row>
          <table:table-cell table:style-name="Table3.A2" office:value-type="string">
            <text:p text:style-name="P5"><text:span text:style-name="Strong_20_Emphasis"><text:span text:style-name="T9">App Registration</text:span></text:span></text:p>
          </table:table-cell>
          <table:table-cell table:style-name="Table3.A2" office:value-type="string">
            <text:p text:style-name="P10">Defines an application identity in Azure AD, supporting multi-tenant or single tenant scenarios.</text:p>
          </table:table-cell>
        </table:table-row>
        <table:table-row>
          <table:table-cell table:style-name="Table3.A2" office:value-type="string">
            <text:p text:style-name="P5"><text:span text:style-name="Strong_20_Emphasis"><text:span text:style-name="T9">Managed Identity</text:span></text:span></text:p>
          </table:table-cell>
          <table:table-cell table:style-name="Table3.A2" office:value-type="string">
            <text:p text:style-name="P10">Azure-managed service principal automatically created and managed for Azure resources.</text:p>
          </table:table-cell>
        </table:table-row>
        <table:table-row>
          <table:table-cell table:style-name="Table3.A2" office:value-type="string">
            <text:p text:style-name="P5"><text:span text:style-name="Strong_20_Emphasis"><text:span text:style-name="T9">System-assigned MI</text:span></text:span></text:p>
          </table:table-cell>
          <table:table-cell table:style-name="Table3.A2" office:value-type="string">
            <text:p text:style-name="P10">Managed identity tied to one Azure resource with shared lifecycle.</text:p>
          </table:table-cell>
        </table:table-row>
        <table:table-row>
          <table:table-cell table:style-name="Table3.A2" office:value-type="string">
            <text:p text:style-name="P5"><text:span text:style-name="Strong_20_Emphasis"><text:span text:style-name="T9">User-assigned MI</text:span></text:span></text:p>
          </table:table-cell>
          <table:table-cell table:style-name="Table3.A2" office:value-type="string">
            <text:p text:style-name="P10">Managed identity created as a standalone resource, assignable to multiple Azure resources.</text:p>
          </table:table-cell>
        </table:table-row>
        <table:table-row>
          <table:table-cell table:style-name="Table3.A2" office:value-type="string">
            <text:p text:style-name="P5"><text:span text:style-name="Strong_20_Emphasis"><text:span text:style-name="T9">Instance Metadata Service</text:span></text:span></text:p>
          </table:table-cell>
          <table:table-cell table:style-name="Table3.A2" office:value-type="string">
            <text:p text:style-name="P10">Local endpoint on Azure resources used to obtain tokens for managed <text:soft-page-break/>identities.</text:p>
          </table:table-cell>
        </table:table-row>
        <table:table-row>
          <table:table-cell table:style-name="Table3.A2" office:value-type="string">
            <text:p text:style-name="P5"><text:span text:style-name="Strong_20_Emphasis"><text:span text:style-name="T9">Evolved Security Token Service (ESTS)</text:span></text:span></text:p>
          </table:table-cell>
          <table:table-cell table:style-name="Table3.A2" office:value-type="string">
            <text:p text:style-name="P11">Azure service issuing tokens, with regional versions improving resiliency.</text:p>
          </table:table-cell>
        </table:table-row>
      </table:table>
      <text:p text:style-name="P12"><text:line-break/></text:p>
      <text:h text:style-name="P13" text:outline-level="3">🔑 Service Principal (created manually)</text:h>
      <text:list text:style-name="L2">
        <text:list-item>
          <text:p text:style-name="P14"><text:span text:style-name="Strong_20_Emphasis"><text:span text:style-name="T10">Authentication:</text:span></text:span></text:p>
          <text:list>
            <text:list-item>
              <text:p text:style-name="P14"><text:span text:style-name="T10">Requires you to provide credentials: either a </text:span><text:span text:style-name="Strong_20_Emphasis"><text:span text:style-name="T10">client secret</text:span></text:span><text:span text:style-name="T10"> or a </text:span><text:span text:style-name="Strong_20_Emphasis"><text:span text:style-name="T10">certificate</text:span></text:span><text:span text:style-name="T10">.</text:span></text:p>
            </text:list-item>
            <text:list-item>
              <text:p text:style-name="P15">Your app/script stores these securely (e.g., in Key Vault).</text:p>
            </text:list-item>
            <text:list-item>
              <text:p text:style-name="P15">When authenticating, it sends the client ID + secret/cert to Entra ID’s token endpoint.</text:p>
            </text:list-item>
          </text:list>
        </text:list-item>
        <text:list-item>
          <text:p text:style-name="P14"><text:span text:style-name="Strong_20_Emphasis"><text:span text:style-name="T10">Lifecycle:</text:span></text:span></text:p>
          <text:list>
            <text:list-item>
              <text:p text:style-name="P15">You manage rotation of secrets/certs.</text:p>
            </text:list-item>
            <text:list-item>
              <text:p text:style-name="P15">You decide when to expire or replace them.</text:p>
            </text:list-item>
          </text:list>
        </text:list-item>
      </text:list>
      <text:h text:style-name="P16" text:outline-level="3">🔑 Service Principal (created automatically with a Managed Identity)</text:h>
      <text:list text:style-name="L3">
        <text:list-item>
          <text:p text:style-name="P17"><text:span text:style-name="Strong_20_Emphasis"><text:span text:style-name="T10">Authentication:</text:span></text:span></text:p>
          <text:list>
            <text:list-item>
              <text:p text:style-name="P18">No secrets or certificates needed.</text:p>
            </text:list-item>
            <text:list-item>
              <text:p text:style-name="P17"><text:span text:style-name="T10">Azure itself handles token issuance via the </text:span><text:span text:style-name="Strong_20_Emphasis"><text:span text:style-name="T10">Instance Metadata Service (IMDS)</text:span></text:span><text:span text:style-name="T10">.</text:span></text:p>
            </text:list-item>
            <text:list-item>
              <text:p text:style-name="P18">The resource (VM, App Service, Function, etc.) requests a token from IMDS, and Azure returns a valid OAuth token.</text:p>
            </text:list-item>
          </text:list>
        </text:list-item>
        <text:list-item>
          <text:p text:style-name="P17"><text:span text:style-name="Strong_20_Emphasis"><text:span text:style-name="T10">Lifecycle:</text:span></text:span></text:p>
          <text:list>
            <text:list-item>
              <text:p text:style-name="P18">Azure manages the service principal and its credentials behind the scenes.</text:p>
            </text:list-item>
            <text:list-item>
              <text:p text:style-name="P18">Tokens are short-lived and automatically refreshed.</text:p>
            </text:list-item>
            <text:list-item>
              <text:p text:style-name="P18">If the resource is deleted, the system-assigned identity (and its service principal) is deleted too.</text:p>
            </text:list-item>
          </text:list>
        </text:list-item>
      </text:list>
      <text:p text:style-name="P12"/>
      <text:p text:style-name="P12"/>
      <text:p text:style-name="P19"><text:span text:style-name="T10">Azure </text:span><text:span text:style-name="Strong_20_Emphasis"><text:span text:style-name="T10">does NOT store app secrets in plain text</text:span></text:span><text:span text:style-name="T10"> anywhere. Here’s what actually happens:</text:span></text:p>
      <text:h text:style-name="P20" text:outline-level="3"><text:span text:style-name="T10">✅ 1. </text:span><text:span text:style-name="Strong_20_Emphasis"><text:span text:style-name="T10">When you create a client secret for a Service Principal</text:span></text:span></text:h>
      <text:list text:style-name="L4">
        <text:list-item>
          <text:p text:style-name="P21"><text:span text:style-name="T10">Azure generates the secret </text:span><text:span text:style-name="Strong_20_Emphasis"><text:span text:style-name="T10">once</text:span></text:span><text:span text:style-name="T10"> and shows it to you </text:span><text:span text:style-name="Strong_20_Emphasis"><text:span text:style-name="T10">only at creation time</text:span></text:span><text:span text:style-name="T10">.</text:span></text:p>
        </text:list-item>
        <text:list-item>
          <text:p text:style-name="P21"><text:span text:style-name="T10">After that, Azure </text:span><text:span text:style-name="Strong_20_Emphasis"><text:span text:style-name="T10">hashes</text:span></text:span><text:span text:style-name="T10"> the secret and stores only the </text:span><text:span text:style-name="Strong_20_Emphasis"><text:span text:style-name="T10">hashed value</text:span></text:span><text:span text:style-name="T10"> internally.</text:span></text:p>
        </text:list-item>
        <text:list-item>
          <text:p text:style-name="P22">You cannot retrieve the secret again — only create a new one.</text:p>
        </text:list-item>
      </text:list>
      <text:p text:style-name="P23"><text:soft-page-break/>This is similar to how passwords are stored: hashed, not readable.</text:p>
      <text:h text:style-name="P20" text:outline-level="3"><text:span text:style-name="T10">✅ 2. </text:span><text:span text:style-name="Strong_20_Emphasis"><text:span text:style-name="T10">Where YOU must store the secret</text:span></text:span></text:h>
      <text:p text:style-name="P24"><text:span text:style-name="T10">Azure expects </text:span><text:span text:style-name="Emphasis"><text:span text:style-name="T10">you</text:span></text:span><text:span text:style-name="T10"> to store the secret securely, typically in:</text:span></text:p>
      <text:list text:style-name="L5">
        <text:list-item>
          <text:p text:style-name="P25"><text:span text:style-name="Strong_20_Emphasis"><text:span text:style-name="T10">Azure Key Vault</text:span></text:span><text:span text:style-name="T10"> (recommended)</text:span></text:p>
        </text:list-item>
        <text:list-item>
          <text:p text:style-name="P26">A secure CI/CD secret store (GitHub Actions, Azure DevOps Library, Jenkins credentials)</text:p>
        </text:list-item>
        <text:list-item>
          <text:p text:style-name="P26">A secure configuration store on your application host</text:p>
        </text:list-item>
      </text:list>
      <text:p text:style-name="P24"><text:span text:style-name="T10">Azure itself does </text:span><text:span text:style-name="Strong_20_Emphasis"><text:span text:style-name="T10">not</text:span></text:span><text:span text:style-name="T10"> keep a retrievable copy.</text:span></text:p>
      <text:p text:style-name="P12"/>
      <text:p text:style-name="P19"><text:span text:style-name="T10">When an application wants to authenticate using a service principal, it performs an </text:span><text:span text:style-name="Strong_20_Emphasis"><text:span text:style-name="T10">OAuth 2.0 client credential flow</text:span></text:span><text:span text:style-name="T10">.</text:span></text:p>
      <text:h text:style-name="P16" text:outline-level="3">✅ Step-by-step authentication flow</text:h>
      <text:list text:style-name="L6">
        <text:list-item>
          <text:p text:style-name="P27">The app sends a POST request to Azure AD’s token endpoint:</text:p>
        </text:list-item>
      </text:list>
      <text:p text:style-name="P28"><text:span text:style-name="Source_20_Text"><text:span text:style-name="T10">https://login.microsoftonline.com/&lt;tenant-id&gt;/oauth2/v2.0/token</text:span></text:span></text:p>
      <text:list text:style-name="L7">
        <text:list-item>
          <text:p text:style-name="P29">It includes:</text:p>
          <text:list>
            <text:list-item>
              <text:p text:style-name="P30"><text:span text:style-name="Strong_20_Emphasis"><text:span text:style-name="T10">client_id</text:span></text:span><text:span text:style-name="T10"> (App ID)</text:span></text:p>
            </text:list-item>
            <text:list-item>
              <text:p text:style-name="P30"><text:span text:style-name="Strong_20_Emphasis"><text:span text:style-name="T10">client_secret</text:span></text:span><text:span text:style-name="T10"> (the secret you stored)</text:span></text:p>
            </text:list-item>
            <text:list-item>
              <text:p text:style-name="P30"><text:span text:style-name="Strong_20_Emphasis"><text:span text:style-name="T10">scope</text:span></text:span><text:span text:style-name="T10"> or </text:span><text:span text:style-name="Strong_20_Emphasis"><text:span text:style-name="T10">resource</text:span></text:span><text:span text:style-name="T10"> (e.g., Azure Resource Manager)</text:span></text:p>
            </text:list-item>
            <text:list-item>
              <text:p text:style-name="P30"><text:span text:style-name="Strong_20_Emphasis"><text:span text:style-name="T10">grant_type=client_credentials</text:span></text:span></text:p>
            </text:list-item>
          </text:list>
        </text:list-item>
        <text:list-item>
          <text:p text:style-name="P29">Azure AD:</text:p>
          <text:list>
            <text:list-item>
              <text:p text:style-name="P29">Looks up the service principal</text:p>
            </text:list-item>
            <text:list-item>
              <text:p text:style-name="P29">Hashes the provided secret</text:p>
            </text:list-item>
            <text:list-item>
              <text:p text:style-name="P29">Compares it with the stored hash</text:p>
            </text:list-item>
            <text:list-item>
              <text:p text:style-name="P29">If they match → authentication succeeds</text:p>
            </text:list-item>
          </text:list>
        </text:list-item>
        <text:list-item>
          <text:p text:style-name="P30"><text:span text:style-name="T10">Azure AD returns a </text:span><text:span text:style-name="Strong_20_Emphasis"><text:span text:style-name="T10">JWT access token</text:span></text:span><text:span text:style-name="T10">.</text:span></text:p>
        </text:list-item>
        <text:list-item>
          <text:p text:style-name="P29">The app uses this token to call Azure Resource Manager, Key Vault, Storage, etc.</text:p>
        </text:list-item>
      </text:list>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18:19:26.876788100</meta:creation-date>
    <dc:date>2025-12-19T18:58:21.455317200</dc:date>
    <meta:editing-duration>PT6M4S</meta:editing-duration>
    <meta:editing-cycles>5</meta:editing-cycles>
    <meta:generator>LibreOffice/25.2.7.2$Windows_X86_64 LibreOffice_project/5cbfd1ab6520636bb5f7b99185aa69bd7456825d</meta:generator>
    <meta:document-statistic meta:table-count="3" meta:image-count="0" meta:object-count="0" meta:page-count="6" meta:paragraph-count="143" meta:word-count="1407" meta:character-count="9290" meta:non-whitespace-character-count="8098"/>
  </office:meta>
</office:document-meta>
</file>